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822e" officeooo:paragraph-rsid="001b822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b822e" officeooo:paragraph-rsid="001b822e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c8b83" officeooo:paragraph-rsid="001c8b83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e6d4e" officeooo:paragraph-rsid="001e6d4e"/>
    </style:style>
    <style:style style:name="T1" style:family="text">
      <style:text-properties officeooo:rsid="001e6d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Trabalho I<text:span text:style-name="T1">I</text:span>I unidade Sistemas Distribuídos 1</text:p>
      <text:p text:style-name="P1"/>
      <text:list xml:id="list7644687519964019011" text:style-name="L1">
        <text:list-item>
          <text:p text:style-name="P2">Para rodar o projeto deve-se rodar primeiramente o 'MainServ<text:span text:style-name="T1">idor</text:span>.java', que se encontra no package 'Main'.</text:p>
        </text:list-item>
        <text:list-item>
          <text:p text:style-name="P2">Apos mostrar a mensagem “O servidor esta rodando”. Já se encontra com o servidor funcionando.</text:p>
        </text:list-item>
        <text:list-item>
          <text:p text:style-name="P2">Agora no mesmo package(Main) se encontra o 'MainClient<text:span text:style-name="T1">e</text:span>.java'. Ele só poderá ser iniciado com o servidor em funcionamento. </text:p>
        </text:list-item>
        <text:list-item>
          <text:p text:style-name="P2">Pronto ele vai mostrar <text:span text:style-name="T1">uma tela para entrar com a operação</text:span>.</text:p>
        </text:list-item>
        <text:list-item>
          <text:p text:style-name="P3"><text:span text:style-name="T1">Apos apertar o botão para calcular será informado o valor logo abaixo </text:span>.</text:p>
        </text:list-item>
        <text:list-item>
          <text:p text:style-name="P4">As maquinas que conectarem terão seus ips registrados no servid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dler Ferraz</meta:initial-creator>
    <meta:creation-date>2016-01-08T14:37:53.841968452</meta:creation-date>
    <dc:date>2016-01-28T23:18:11.145950035</dc:date>
    <dc:creator>randler Ferraz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95" meta:character-count="583" meta:non-whitespace-character-count="500"/>
  </office:meta>
</office:document-meta>
</file>